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18B193D50C2908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6.6929in" svg:height="3.7646in" draw:z-index="0"><draw:image xlink:href="Pictures/10000000000006400000038418B193D50C2908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0T21:40:18.099000000</meta:creation-date>
    <dc:date>2022-04-10T21:40:58.193000000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Neat_Office/6.2.8.2$Windows_x86 LibreOffice_project/</meta:generator>
  </office:meta>
</office:document-meta>
</file>